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Marco2Titolosecondario" style:master-page-name="MP0" style:family="paragraph">
      <style:paragraph-properties fo:break-before="page" fo:text-align="start"/>
    </style:style>
    <style:style style:name="TableColumn3" style:family="table-column">
      <style:table-column-properties style:column-width="3.5194in"/>
    </style:style>
    <style:style style:name="TableColumn4" style:family="table-column">
      <style:table-column-properties style:column-width="3.5194in"/>
    </style:style>
    <style:style style:name="Table2" style:family="table">
      <style:table-properties style:width="7.0388in" fo:margin-left="0in" table:align="left"/>
    </style:style>
    <style:style style:name="TableRow5" style:family="table-row">
      <style:table-row-properties style:min-row-height="0.609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e" style:family="paragraph">
      <style:paragraph-properties fo:text-align="center" fo:margin-bottom="0in"/>
      <style:text-properties fo:font-size="28pt" style:font-size-asian="28pt" style:font-size-complex="28pt"/>
    </style:style>
    <style:style style:name="TableRow8" style:family="table-row">
      <style:table-row-properties style:min-row-height="0.609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e" style:family="paragraph">
      <style:paragraph-properties fo:text-align="center" fo:margin-bottom="0in"/>
      <style:text-properties fo:font-size="20pt" style:font-size-asian="20pt" style:font-size-complex="20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e" style:family="paragraph">
      <style:paragraph-properties fo:text-align="center" fo:margin-bottom="0in"/>
      <style:text-properties fo:font-size="20pt" style:font-size-asian="20pt" style:font-size-complex="20pt"/>
    </style:style>
    <style:style style:name="TableRow13" style:family="table-row">
      <style:table-row-properties style:min-row-height="0.6368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Row18" style:family="table-row">
      <style:table-row-properties style:min-row-height="0.609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Paragrafoelenco" style:family="paragraph">
      <style:paragraph-properties fo:margin-bottom="0in">
        <style:tab-stops>
          <style:tab-stop style:type="left" style:position="0.7in"/>
        </style:tab-stops>
      </style:paragraph-properties>
      <style:text-properties fo:font-size="18pt" style:font-size-asian="18pt" style:font-size-complex="18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Row23" style:family="table-row">
      <style:table-row-properties style:min-row-height="0.609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Row28" style:family="table-row">
      <style:table-row-properties style:min-row-height="0.609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Column34" style:family="table-column">
      <style:table-column-properties style:column-width="3.5194in"/>
    </style:style>
    <style:style style:name="TableColumn35" style:family="table-column">
      <style:table-column-properties style:column-width="3.5194in"/>
    </style:style>
    <style:style style:name="Table33" style:family="table">
      <style:table-properties style:width="7.0388in" fo:margin-left="0in" table:align="left"/>
    </style:style>
    <style:style style:name="TableRow36" style:family="table-row">
      <style:table-row-properties style:min-row-height="0.609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e" style:family="paragraph">
      <style:paragraph-properties fo:text-align="center" fo:margin-bottom="0in"/>
      <style:text-properties fo:font-size="28pt" style:font-size-asian="28pt" style:font-size-complex="28pt"/>
    </style:style>
    <style:style style:name="TableRow39" style:family="table-row">
      <style:table-row-properties style:min-row-height="0.609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e" style:family="paragraph">
      <style:paragraph-properties fo:text-align="center" fo:margin-bottom="0in"/>
      <style:text-properties fo:font-size="20pt" style:font-size-asian="20pt" style:font-size-complex="2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e" style:family="paragraph">
      <style:paragraph-properties fo:text-align="center" fo:margin-bottom="0in"/>
      <style:text-properties fo:font-size="20pt" style:font-size-asian="20pt" style:font-size-complex="20pt"/>
    </style:style>
    <style:style style:name="TableRow44" style:family="table-row">
      <style:table-row-properties style:min-row-height="0.636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P47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P48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P49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Row52" style:family="table-row">
      <style:table-row-properties style:min-row-height="0.609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Paragrafoelenco" style:family="paragraph">
      <style:paragraph-properties fo:margin-bottom="0in">
        <style:tab-stops>
          <style:tab-stop style:type="left" style:position="0.7in"/>
        </style:tab-stops>
      </style:paragraph-properties>
      <style:text-properties fo:font-size="18pt" style:font-size-asian="18pt" style:font-size-complex="18pt"/>
    </style:style>
    <style:style style:name="P55" style:parent-style-name="Paragrafoelenco" style:family="paragraph">
      <style:paragraph-properties fo:margin-bottom="0in">
        <style:tab-stops>
          <style:tab-stop style:type="left" style:position="-0.3in"/>
        </style:tab-stops>
      </style:paragraph-properties>
      <style:text-properties fo:font-size="18pt" style:font-size-asian="18pt" style:font-size-complex="18pt"/>
    </style:style>
    <style:style style:name="P56" style:parent-style-name="Paragrafoelenco" style:family="paragraph">
      <style:paragraph-properties fo:margin-bottom="0in">
        <style:tab-stops>
          <style:tab-stop style:type="left" style:position="-0.3in"/>
        </style:tab-stops>
      </style:paragraph-properties>
      <style:text-properties fo:font-size="18pt" style:font-size-asian="18pt" style:font-size-complex="18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Column60" style:family="table-column">
      <style:table-column-properties style:column-width="3.5194in"/>
    </style:style>
    <style:style style:name="TableColumn61" style:family="table-column">
      <style:table-column-properties style:column-width="3.5194in"/>
    </style:style>
    <style:style style:name="Table59" style:family="table">
      <style:table-properties style:width="7.0388in" fo:margin-left="0in" table:align="left"/>
    </style:style>
    <style:style style:name="TableRow62" style:family="table-row">
      <style:table-row-properties style:min-row-height="0.609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e" style:family="paragraph">
      <style:paragraph-properties fo:text-align="center" fo:margin-bottom="0in"/>
      <style:text-properties fo:font-size="28pt" style:font-size-asian="28pt" style:font-size-complex="28pt"/>
    </style:style>
    <style:style style:name="TableRow65" style:family="table-row">
      <style:table-row-properties style:min-row-height="0.609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e" style:family="paragraph">
      <style:paragraph-properties fo:text-align="center" fo:margin-bottom="0in"/>
      <style:text-properties fo:font-size="20pt" style:font-size-asian="20pt" style:font-size-complex="2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e" style:family="paragraph">
      <style:paragraph-properties fo:text-align="center" fo:margin-bottom="0in"/>
      <style:text-properties fo:font-size="20pt" style:font-size-asian="20pt" style:font-size-complex="20pt"/>
    </style:style>
    <style:style style:name="TableRow70" style:family="table-row">
      <style:table-row-properties style:min-row-height="0.6368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Paragrafoelenco" style:family="paragraph">
      <style:paragraph-properties fo:margin-bottom="0in"/>
      <style:text-properties fo:font-size="18pt" style:font-size-asian="18pt" style:font-size-complex="18pt"/>
    </style:style>
    <style:style style:name="TableRow75" style:family="table-row">
      <style:table-row-properties style:min-row-height="0.609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Paragrafoelenco" style:family="paragraph">
      <style:paragraph-properties fo:margin-bottom="0in">
        <style:tab-stops>
          <style:tab-stop style:type="left" style:position="0.7in"/>
        </style:tab-stops>
      </style:paragraph-properties>
      <style:text-properties fo:font-size="18pt" style:font-size-asian="18pt" style:font-size-complex="18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e" style:family="paragraph">
      <style:paragraph-properties fo:margin-bottom="0in" fo:margin-left="0.25in">
        <style:tab-stops/>
      </style:paragraph-properties>
      <style:text-properties fo:font-size="18pt" style:font-size-asian="18pt" style:font-size-complex="18pt"/>
    </style:style>
  </office:automatic-styles>
  <office:body>
    <office:text text:use-soft-page-breaks="true">
      <text:p text:style-name="P1">CRC Cards For Backend<text:s/>(User)</text:p>
      <text:p text:style-name="Normale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User Model</text:p>
          </table:table-cell>
          <table:covered-table-cell/>
        </table:table-row>
        <table:table-row table:style-name="TableRow8">
          <table:table-cell table:style-name="TableCell9">
            <text:p text:style-name="P10">Responsibilities</text:p>
          </table:table-cell>
          <table:table-cell table:style-name="TableCell11">
            <text:p text:style-name="P12">Collaborators</text:p>
          </table:table-cell>
        </table:table-row>
        <table:table-row table:style-name="TableRow13">
          <table:table-cell table:style-name="TableCell14">
            <text:list text:style-name="LFO1" text:continue-numbering="true">
              <text:list-item>
                <text:p text:style-name="P15">Holds User Attributes</text:p>
              </text:list-item>
            </text:list>
          </table:table-cell>
          <table:table-cell table:style-name="TableCell16">
            <text:list text:style-name="LFO1" text:continue-numbering="true">
              <text:list-item>
                <text:p text:style-name="P17">User Service</text:p>
              </text:list-item>
            </text:list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list text:style-name="LFO1" text:continue-numbering="true">
              <text:list-item>
                <text:p text:style-name="P22">Check Registration</text:p>
              </text:list-item>
            </text:list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list text:style-name="LFO1" text:continue-numbering="true">
              <text:list-item>
                <text:p text:style-name="P27">Login Model</text:p>
              </text:list-item>
            </text:list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list text:style-name="LFO1" text:continue-numbering="true">
              <text:list-item>
                <text:p text:style-name="P32">Server</text:p>
              </text:list-item>
            </text:list>
          </table:table-cell>
        </table:table-row>
      </table:table>
      <text:p text:style-name="Normale"/>
      <text:p text:style-name="Normale"/>
      <text:p text:style-name="Normale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 table:number-columns-spanned="2">
            <text:p text:style-name="P38">Login Model</text:p>
          </table:table-cell>
          <table:covered-table-cell/>
        </table:table-row>
        <table:table-row table:style-name="TableRow39">
          <table:table-cell table:style-name="TableCell40">
            <text:p text:style-name="P41">Responsibilities</text:p>
          </table:table-cell>
          <table:table-cell table:style-name="TableCell42">
            <text:p text:style-name="P43">Collaborators</text:p>
          </table:table-cell>
        </table:table-row>
        <table:table-row table:style-name="TableRow44">
          <table:table-cell table:style-name="TableCell45">
            <text:list text:style-name="LFO1" text:continue-numbering="true">
              <text:list-item>
                <text:p text:style-name="P46">Login-Response</text:p>
                <text:list text:continue-numbering="true">
                  <text:list-item>
                    <text:p text:style-name="P47">User</text:p>
                  </text:list-item>
                  <text:list-item>
                    <text:p text:style-name="P48">Token</text:p>
                  </text:list-item>
                  <text:list-item>
                    <text:p text:style-name="P49">message</text:p>
                  </text:list-item>
                </text:list>
              </text:list-item>
            </text:list>
          </table:table-cell>
          <table:table-cell table:style-name="TableCell50">
            <text:list text:style-name="LFO1" text:continue-numbering="true">
              <text:list-item>
                <text:p text:style-name="P51">User Model</text:p>
              </text:list-item>
            </text:list>
          </table:table-cell>
        </table:table-row>
        <table:table-row table:style-name="TableRow52">
          <table:table-cell table:style-name="TableCell53">
            <text:list text:style-name="LFO1" text:continue-numbering="true">
              <text:list-item>
                <text:p text:style-name="P54">Login-Request</text:p>
                <text:list text:continue-numbering="true">
                  <text:list-item>
                    <text:p text:style-name="P55">username</text:p>
                  </text:list-item>
                  <text:list-item>
                    <text:p text:style-name="P56">password</text:p>
                  </text:list-item>
                </text:list>
              </text:list-item>
            </text:list>
          </table:table-cell>
          <table:table-cell table:style-name="TableCell57">
            <text:p text:style-name="P58"/>
          </table:table-cell>
        </table:table-row>
      </table:table>
      <text:p text:style-name="Normale"/>
      <text:p text:style-name="Normale"/>
      <text:p text:style-name="Normale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p text:style-name="P64">Check Registration</text:p>
          </table:table-cell>
          <table:covered-table-cell/>
        </table:table-row>
        <table:table-row table:style-name="TableRow65">
          <table:table-cell table:style-name="TableCell66">
            <text:p text:style-name="P67">Responsibilities</text:p>
          </table:table-cell>
          <table:table-cell table:style-name="TableCell68">
            <text:p text:style-name="P69">Collaborators</text:p>
          </table:table-cell>
        </table:table-row>
        <table:table-row table:style-name="TableRow70">
          <table:table-cell table:style-name="TableCell71">
            <text:list text:style-name="LFO1" text:continue-numbering="true">
              <text:list-item>
                <text:p text:style-name="P72">Check for unique Username</text:p>
              </text:list-item>
            </text:list>
          </table:table-cell>
          <table:table-cell table:style-name="TableCell73">
            <text:list text:style-name="LFO1" text:continue-numbering="true">
              <text:list-item>
                <text:p text:style-name="P74">User Model</text:p>
              </text:list-item>
            </text:list>
          </table:table-cell>
        </table:table-row>
        <table:table-row table:style-name="TableRow75">
          <table:table-cell table:style-name="TableCell76">
            <text:list text:style-name="LFO1" text:continue-numbering="true">
              <text:list-item>
                <text:p text:style-name="P77">Check for unique E-Mail</text:p>
              </text:list-item>
            </text:list>
          </table:table-cell>
          <table:table-cell table:style-name="TableCell78">
            <text:p text:style-name="P7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auto-update="tru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3corsivo" style:display-name="Titolo3 corsivo" style:family="paragraph">
      <style:paragraph-properties fo:margin-top="0.1666in" fo:margin-bottom="0.1666in"/>
      <style:text-properties fo:font-style="italic" style:font-style-asian="italic" fo:font-size="14pt" style:font-size-asian="14pt" fo:hyphenate="false"/>
    </style:style>
    <style:style style:name="Titolo3corsivoCarattere" style:display-name="Titolo3 corsivo Carattere" style:family="text" style:parent-style-name="Car.predefinitoparagrafo">
      <style:text-properties fo:font-style="italic" style:font-style-asian="italic" fo:font-size="14pt" style:font-size-asian="14pt"/>
    </style:style>
    <style:style style:name="Titolo4paragrafo" style:display-name="Titolo4 paragrafo" style:family="paragraph">
      <style:paragraph-properties fo:margin-top="0.0833in" fo:margin-bottom="0.0833in"/>
      <style:text-properties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Titolo10" style:display-name="Titolo1" style:family="paragraph" style:parent-style-name="Normale">
      <style:paragraph-properties fo:margin-top="0.0833in"/>
      <style:text-properties fo:font-weight="bold" style:font-weight-asian="bold" fo:font-size="22pt" style:font-size-asian="22pt" fo:hyphenate="false"/>
    </style:style>
    <style:style style:name="Titolo1Carattere" style:display-name="Titolo1 Carattere" style:family="text" style:parent-style-name="Car.predefinitoparagrafo">
      <style:text-properties fo:font-weight="bold" style:font-weight-asian="bold" fo:font-size="22pt" style:font-size-asian="22pt"/>
    </style:style>
    <style:style style:name="Titolo20" style:display-name="Titolo2" style:family="paragraph">
      <style:paragraph-properties fo:margin-top="0.0833in"/>
      <style:text-properties fo:font-weight="bold" style:font-weight-asian="bold" fo:font-size="20pt" style:font-size-asian="20pt" fo:hyphenate="false"/>
    </style:style>
    <style:style style:name="Titolo2Carattere" style:display-name="Titolo2 Carattere" style:family="text" style:parent-style-name="Car.predefinitoparagrafo">
      <style:text-properties fo:font-weight="bold" style:font-weight-asian="bold" fo:font-size="20pt" style:font-size-asian="20pt"/>
    </style:style>
    <style:style style:name="Marco1Titolo" style:display-name="Marco1: Titolo" style:family="paragraph" style:parent-style-name="Titolo">
      <style:paragraph-properties fo:margin-top="0.0833in" fo:margin-bottom="0.0833in"/>
      <style:text-properties style:font-name="Calibri" fo:font-weight="bold" style:font-weight-asian="bold" fo:font-size="22pt" style:font-size-asian="22pt" fo:hyphenate="false"/>
    </style:style>
    <style:style style:name="Titolo" style:display-name="Titolo" style:family="paragraph" style:parent-style-name="Normale" style:next-style-name="Normale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Marco2Titolosecondario" style:display-name="Marco2: Titolo secondario" style:family="paragraph" style:parent-style-name="Titolo">
      <style:paragraph-properties fo:text-align="center" fo:margin-top="0.0833in" fo:margin-bottom="0.0833in"/>
      <style:text-properties style:font-name="Calibri" fo:font-weight="bold" style:font-weight-asian="bold" fo:font-size="20pt" style:font-size-asian="20pt" fo:hyphenate="false"/>
    </style:style>
    <style:style style:name="Marco3Titolocorsivo" style:display-name="Marco3: Titolo corsivo" style:family="paragraph" style:parent-style-name="Titolo1" style:default-outline-level="1">
      <style:paragraph-properties fo:margin-top="0.0833in" fo:margin-bottom="0.0833in" fo:line-height="150%"/>
      <style:text-properties style:font-name="Calibri" fo:font-style="italic" style:font-style-asian="italic" style:use-window-font-color="true" fo:hyphenate="false"/>
    </style:style>
    <style:style style:name="Titolo1Carattere0" style:display-name="Titolo 1 Carattere" style:family="text" style:parent-style-name="Car.predefinitoparagraf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Marco4Titoliterziari" style:display-name="Marco 4: Titoli terziari" style:family="paragraph" style:parent-style-name="Titolo2" style:default-outline-level="2">
      <style:paragraph-properties fo:margin-top="0.0833in" fo:margin-bottom="0.0833in"/>
      <style:text-properties style:font-name="Calibri" fo:font-weight="bold" style:font-weight-asian="bold" fo:color="#000000" fo:font-size="12pt" style:font-size-asian="12pt" style:text-underline-type="single" style:text-underline-style="solid" style:text-underline-width="auto" style:text-underline-mode="continuous" fo:hyphenate="false"/>
    </style:style>
    <style:style style:name="Titolo2Carattere0" style:display-name="Titolo 2 Carattere" style:family="text" style:parent-style-name="Car.predefinitoparagraf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Marco4Titoliterziari0" style:display-name="Marco4: Titoli terziari" style:family="paragraph" style:parent-style-name="Titolo2" style:default-outline-level="2">
      <style:paragraph-properties fo:margin-top="0.0833in" fo:margin-bottom="0.0833in"/>
      <style:text-properties style:font-name="Calibri" fo:font-weight="bold" style:font-weight-asian="bold" fo:color="#000000" fo:font-size="12pt" style:font-size-asian="12pt" style:text-underline-type="single" style:text-underline-style="solid" style:text-underline-width="auto" style:text-underline-mode="continuous" fo:language="de" fo:country="CH" fo:hyphenate="false"/>
    </style:style>
    <style:style style:name="Sottotitolo" style:display-name="Sottotitolo" style:family="paragraph" style:parent-style-name="Normale" style:next-style-name="Normale">
      <style:text-properties style:font-name-asian="Times New Roman" fo:color="#5A5A5A" fo:letter-spacing="0.0104in" fo:hyphenate="false"/>
    </style:style>
    <style:style style:name="SottotitoloCarattere" style:display-name="Sottotitolo Carattere" style:family="text" style:parent-style-name="Car.predefinitoparagrafo">
      <style:text-properties style:font-name="Calibri" style:font-name-asian="Times New Roman" style:font-name-complex="Times New Roman" fo:color="#5A5A5A" fo:letter-spacing="0.0104in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404040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5B9BD5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Citazione" style:display-name="Citazione" style:family="paragraph" style:parent-style-name="Normale" style:next-style-name="Normale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Citazioneintensa" style:display-name="Citazione intensa" style:family="paragraph" style:parent-style-name="Normale" style:next-style-name="Normale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5B9BD5"/>
    </style:style>
    <style:style style:name="Riferimentodelicato" style:display-name="Riferimento delicato" style:family="text" style:parent-style-name="Car.predefinitoparagrafo">
      <style:text-properties fo:font-variant="small-caps" fo:color="#5A5A5A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5B9BD5" fo:letter-spacing="0.0034in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Marco2TitolosecondarioCarattere" style:display-name="Marco2: Titolo secondario Carattere" style:family="text" style:parent-style-name="Car.predefinitoparagrafo">
      <style:text-properties style:font-name="Calibri Light" style:font-name-asian="Times New Roman" fo:font-weight="bold" style:font-weight-asian="bold" fo:letter-spacing="-0.0069in" style:letter-kerning="true" fo:font-size="20pt" style:font-size-asian="20pt" style:font-size-complex="28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color="#2E74B5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1F4D78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essunaspaziatura" style:display-name="Nessuna spaziatura" style:family="paragraph">
      <style:paragraph-properties fo:margin-bottom="0in"/>
      <style:text-properties fo:hyphenate="false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 Liso, Marco (STUDENTS)</meta:initial-creator>
    <dc:creator>De Liso, Marco (STUDENTS)</dc:creator>
    <meta:creation-date>2020-10-05T05:17:00Z</meta:creation-date>
    <dc:date>2020-10-05T18:10:00Z</dc:date>
    <meta:template xlink:href="Normal" xlink:type="simple"/>
    <meta:editing-cycles>6</meta:editing-cycles>
    <meta:editing-duration>PT22860S</meta:editing-duration>
    <meta:document-statistic meta:page-count="2" meta:paragraph-count="1" meta:word-count="60" meta:character-count="401" meta:row-count="2" meta:non-whitespace-character-count="342"/>
  </office:meta>
</office:document-meta>
</file>